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0007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2.8333in"/>
    </style:style>
    <style:style style:name="Table1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2" style:family="table">
      <style:table-properties style:width="4.9167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4.7493in"/>
    </style:style>
    <style:style style:name="Table2.A1" style:family="table-cell">
      <style:table-cell-properties style:vertical-align="middle" fo:background-color="#4b4d4f" fo:padding="0in" fo:border="none">
        <style:background-image/>
      </style:table-cell-properties>
    </style:style>
    <style:style style:name="Table2.B1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font-variant="normal" fo:text-transform="none" fo:color="#000000" style:font-name="Open Sans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200%" fo:widows="1" fo:text-indent="0in" style:auto-text-indent="false" fo:padding="0in" fo:border="none"/>
      <style:text-properties officeooo:paragraph-rsid="00238ee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80%" fo:widows="1" fo:text-indent="0in" style:auto-text-indent="false" fo:padding="0in" fo:border="none"/>
      <style:text-properties fo:color="#000000"/>
    </style:style>
    <style:style style:name="P6" style:family="paragraph" style:parent-style-name="Heading_20_1">
      <style:paragraph-properties fo:text-align="justify" style:justify-single-word="false"/>
      <style:text-properties fo:font-variant="normal" fo:text-transform="none" fo:color="#000000" style:font-name="Open Sans" fo:letter-spacing="normal" fo:font-style="normal" fo:font-weight="normal" officeooo:rsid="001b1d6b" officeooo:paragraph-rsid="001b1d6b"/>
    </style:style>
    <style:style style:name="P7" style:family="paragraph" style:parent-style-name="Heading_20_2">
      <style:paragraph-properties fo:text-align="justify" style:justify-single-word="false"/>
      <style:text-properties fo:font-variant="normal" fo:text-transform="none" fo:color="#000000" style:font-name="Open Sans" fo:letter-spacing="normal" fo:font-style="normal" officeooo:rsid="001b1d6b" officeooo:paragraph-rsid="001b1d6b"/>
    </style:style>
    <style:style style:name="P8" style:family="paragraph" style:parent-style-name="Heading_20_2">
      <style:paragraph-properties fo:margin-left="0in" fo:margin-right="0in" fo:margin-top="0in" fo:margin-bottom="0in" style:contextual-spacing="false" fo:line-height="160%" fo:text-align="start" style:justify-single-word="false" fo:widows="1" fo:text-indent="0in" style:auto-text-indent="false" fo:padding="0in" fo:border="none"/>
      <style:text-properties fo:font-variant="normal" fo:text-transform="none" fo:color="#000000" style:font-name="Open Sans" fo:letter-spacing="normal" fo:font-style="normal"/>
    </style:style>
    <style:style style:name="P9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fo:color="#000000" style:font-name="inherit" fo:font-size="9pt" fo:font-weight="normal" fo:padding="0in" fo:border="non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style:line-height-at-least="0.1563in" fo:text-align="center" style:justify-single-word="false" fo:text-indent="0in" style:auto-text-indent="false"/>
      <style:text-properties fo:color="#000000" style:font-name="inherit" fo:font-size="9pt" fo:font-weight="normal" fo:background-color="#3a3c3d" fo:padding="0in" fo:border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font-name="inherit" fo:padding="0in" fo:border="none"/>
    </style:style>
    <style:style style:name="T1" style:family="text">
      <style:text-properties fo:font-weight="bold"/>
    </style:style>
    <style:style style:name="T2" style:family="text">
      <style:text-properties fo:font-weight="bold" fo:padding="0in" fo:border="none"/>
    </style:style>
    <style:style style:name="T3" style:family="text">
      <style:text-properties style:font-name="Consolas" fo:font-size="12pt" fo:background-color="#f2f2f2" loext:char-shading-value="0" fo:padding="0.0193in" fo:border="0.06pt solid #cccccc"/>
    </style:style>
    <style:style style:name="T4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5" style:family="text">
      <style:text-properties fo:font-variant="normal" fo:text-transform="none" fo:color="#444444" style:font-name="Open Sans" fo:font-size="12pt" fo:letter-spacing="normal" fo:font-style="normal" fo:font-weight="bold" fo:padding="0in" fo:border="none"/>
    </style:style>
    <style:style style:name="T6" style:family="text">
      <style:text-properties fo:font-variant="normal" fo:text-transform="none" fo:color="#444444" style:font-name="Open Sans" fo:font-size="12pt" fo:letter-spacing="normal" fo:font-style="italic" fo:font-weight="normal" fo:padding="0in" fo:border="none"/>
    </style:style>
    <style:style style:name="T7" style:family="text">
      <style:text-properties fo:font-variant="normal" fo:text-transform="none" fo:color="#444444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8" style:family="text">
      <style:text-properties fo:font-variant="normal" fo:text-transform="none" fo:color="#444444" style:font-name="Consolas" fo:font-size="12pt" fo:letter-spacing="normal" fo:font-style="normal" fo:font-weight="normal" fo:padding="0.0193in" fo:border="0.06pt solid #cccccc"/>
    </style:style>
    <style:style style:name="T9" style:family="text">
      <style:text-properties fo:font-variant="normal" fo:text-transform="none" fo:color="#444444" fo:letter-spacing="normal" fo:padding="0.0193in" fo:border="0.06pt solid #cccccc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in" fo:border="none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fo:padding="0.0193in" fo:border="0.06pt solid #cccccc"/>
    </style:style>
    <style:style style:name="T13" style:family="text">
      <style:text-properties fo:font-variant="normal" fo:text-transform="none" fo:color="#000000" style:font-name="Consolas" fo:font-size="12pt" fo:letter-spacing="normal" fo:font-style="normal" fo:font-weight="normal" fo:padding="0in" fo:border="none"/>
    </style:style>
    <style:style style:name="T14" style:family="text">
      <style:text-properties fo:font-variant="normal" fo:text-transform="none" fo:color="#000000" style:font-name="Consolas" fo:font-size="12pt" fo:letter-spacing="normal" fo:font-style="normal" fo:font-weight="normal" officeooo:rsid="00238eed" fo:padding="0.0193in" fo:border="0.06pt solid #cccccc"/>
    </style:style>
    <style:style style:name="T15" style:family="text">
      <style:text-properties fo:font-variant="normal" fo:text-transform="none" fo:color="#000000" style:font-name="Consolas" fo:font-size="12pt" fo:letter-spacing="normal" fo:font-style="normal" fo:font-weight="normal" officeooo:rsid="00238eed" fo:padding="0in" fo:border="none"/>
    </style:style>
    <style:style style:name="T16" style:family="text">
      <style:text-properties fo:font-variant="normal" fo:text-transform="none" fo:color="#000000" style:font-name="Open Sans" fo:font-size="12pt" fo:letter-spacing="normal" fo:font-style="normal" fo:font-weight="normal"/>
    </style:style>
    <style:style style:name="T17" style:family="text">
      <style:text-properties fo:font-variant="normal" fo:text-transform="none" fo:color="#000000" style:font-name="Open Sans" fo:font-size="12pt" fo:letter-spacing="normal" fo:font-style="normal" fo:font-weight="bold" fo:padding="0in" fo:border="none"/>
    </style:style>
    <style:style style:name="T18" style:family="text">
      <style:text-properties fo:font-variant="normal" fo:text-transform="none" fo:color="#000000" fo:letter-spacing="normal" fo:padding="0.0193in" fo:border="0.06pt solid #cccccc"/>
    </style:style>
    <style:style style:name="T19" style:family="text">
      <style:text-properties fo:font-variant="normal" fo:text-transform="none" fo:color="#000000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20" style:family="text">
      <style:text-properties fo:font-variant="normal" fo:text-transform="none" fo:color="#0000bb" style:font-name="Consolas" fo:font-size="12pt" fo:letter-spacing="normal" fo:font-style="normal" fo:font-weight="normal" fo:background-color="#f2f2f2" loext:char-shading-value="0" fo:padding="0in" fo:border="none"/>
    </style:style>
    <style:style style:name="T21" style:family="text">
      <style:text-properties fo:font-variant="normal" fo:text-transform="none" fo:color="#0000bb" style:font-name="Consolas" fo:font-size="12pt" fo:letter-spacing="normal" fo:font-style="normal" fo:font-weight="normal" fo:padding="0in" fo:border="none"/>
    </style:style>
    <style:style style:name="T22" style:family="text">
      <style:text-properties fo:font-variant="normal" fo:text-transform="none" fo:color="#ff8000" style:font-name="Consolas" fo:font-size="12pt" fo:letter-spacing="normal" fo:font-style="normal" fo:font-weight="normal" fo:background-color="#f2f2f2" loext:char-shading-value="0" fo:padding="0in" fo:border="none"/>
    </style:style>
    <style:style style:name="T23" style:family="text">
      <style:text-properties fo:font-variant="normal" fo:text-transform="none" fo:color="#ff8000" style:font-name="Consolas" fo:font-size="12pt" fo:letter-spacing="normal" fo:font-style="normal" fo:font-weight="normal" fo:padding="0in" fo:border="none"/>
    </style:style>
    <style:style style:name="T24" style:family="text">
      <style:text-properties fo:font-variant="normal" fo:text-transform="none" fo:color="#007700" style:font-name="Consolas" fo:font-size="12pt" fo:letter-spacing="normal" fo:font-style="normal" fo:font-weight="normal" fo:padding="0in" fo:border="none"/>
    </style:style>
    <style:style style:name="T25" style:family="text">
      <style:text-properties fo:font-variant="normal" fo:text-transform="none" fo:color="#dd0000" style:font-name="Consolas" fo:font-size="12pt" fo:letter-spacing="normal" fo:font-style="normal" fo:font-weight="normal" fo:padding="0in" fo:border="none"/>
    </style:style>
    <style:style style:name="T26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27" style:family="text">
      <style:text-properties fo:font-variant="normal" fo:text-transform="none" fo:color="#0098d3" style:text-line-through-style="none" style:text-line-through-type="none" style:font-name="Open Sans" fo:font-size="12pt" fo:letter-spacing="normal" fo:font-style="italic" style:text-underline-style="none" fo:font-weight="normal" style:text-blinking="false" fo:padding="0in" fo:border="none"/>
    </style:style>
    <style:style style:name="T28" style:family="text">
      <style:text-properties fo:font-variant="normal" fo:text-transform="none" style:text-line-through-style="none" style:text-line-through-type="none" style:font-name="Open Sans" fo:font-size="12pt" fo:letter-spacing="normal" fo:font-style="normal" style:text-underline-style="none" fo:font-weight="normal" style:text-blinking="false" fo:padding="0in" fo:border="none"/>
    </style:style>
    <style:style style:name="T29" style:family="text">
      <style:text-properties fo:font-variant="normal" fo:text-transform="none" style:font-name="Open Sans" fo:font-size="12pt" fo:letter-spacing="normal" fo:font-style="normal" fo:font-weight="normal"/>
    </style:style>
    <style:style style:name="T30" style:family="text">
      <style:text-properties fo:font-variant="normal" fo:text-transform="none" style:font-name="Open Sans" fo:font-size="12pt" fo:letter-spacing="normal" fo:font-style="normal" fo:font-weight="bold" fo:padding="0in" fo:border="none"/>
    </style:style>
    <style:style style:name="T31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2" style:family="text">
      <style:text-properties fo:font-variant="normal" fo:text-transform="none" style:font-name="Consolas" fo:font-size="12pt" fo:letter-spacing="normal" fo:font-style="normal" fo:font-weight="normal" fo:background-color="#f2f2f2" loext:char-shading-value="0" fo:padding="0in" fo:border="none"/>
    </style:style>
    <style:style style:name="T33" style:family="text">
      <style:text-properties fo:font-variant="normal" fo:text-transform="none" style:font-name="Consolas" fo:font-size="12pt" fo:letter-spacing="normal" fo:font-style="normal" fo:font-weight="normal" fo:padding="0.0193in" fo:border="0.06pt solid #cccccc"/>
    </style:style>
    <style:style style:name="T34" style:family="text">
      <style:text-properties fo:font-variant="normal" fo:text-transform="none" style:font-name="Consolas" fo:font-size="12pt" fo:letter-spacing="normal" fo:font-style="normal" fo:font-weight="normal" fo:padding="0in" fo:border="none"/>
    </style:style>
    <style:style style:name="T35" style:family="text">
      <style:text-properties fo:font-variant="normal" fo:text-transform="none" fo:letter-spacing="normal" fo:padding="0.0193in" fo:border="0.06pt solid #cccccc"/>
    </style:style>
    <style:style style:name="T36" style:family="text">
      <style:text-properties fo:font-variant="normal" fo:text-transform="none" fo:color="#ff0000" style:font-name="Consolas" fo:font-size="12pt" fo:letter-spacing="normal" fo:font-style="normal" fo:font-weight="normal" fo:padding="0in" fo:border="none"/>
    </style:style>
    <style:style style:name="T37" style:family="text">
      <style:text-properties fo:font-variant="normal" fo:text-transform="none" fo:color="#ff0000" style:font-name="Consolas" fo:font-size="12pt" fo:letter-spacing="normal" fo:font-style="normal" fo:font-weight="normal" fo:background-color="#f2f2f2" loext:char-shading-value="0" fo:padding="0.0193in" fo:border="0.06pt solid #cccccc"/>
    </style:style>
    <style:style style:name="T38" style:family="text">
      <style:text-properties fo:font-variant="normal" fo:text-transform="none" fo:color="#ff0000" style:font-name="Consolas" fo:font-size="12pt" fo:letter-spacing="normal" fo:font-style="normal" fo:font-weight="normal" officeooo:rsid="00238eed" fo:padding="0.0193in" fo:border="0.06pt solid #cccccc"/>
    </style:style>
    <style:style style:name="T39" style:family="text">
      <style:text-properties fo:font-variant="normal" fo:text-transform="none" fo:color="#ff0000" style:font-name="Consolas" fo:font-size="12pt" fo:letter-spacing="normal" fo:font-style="normal" fo:font-weight="normal" officeooo:rsid="00238eed" fo:padding="0in" fo:border="none"/>
    </style:style>
    <style:style style:name="T40" style:family="text">
      <style:text-properties fo:font-variant="normal" fo:text-transform="none" fo:color="#ff0000" style:font-name="Open Sans" fo:font-size="12pt" fo:letter-spacing="normal" fo:font-style="normal" fo:font-weight="normal"/>
    </style:style>
    <style:style style:name="T41" style:family="text">
      <style:text-properties fo:font-variant="normal" fo:text-transform="none" fo:color="#ff0000" style:font-name="Open Sans" fo:font-size="12pt" fo:letter-spacing="normal" fo:font-style="normal" fo:font-weight="normal" officeooo:rsid="00238eed"/>
    </style:style>
    <style:style style:name="T42" style:family="text">
      <style:text-properties fo:font-variant="normal" fo:text-transform="none" fo:color="#ff0000" style:font-name="Open Sans" fo:font-size="12pt" fo:letter-spacing="normal" fo:font-style="normal" fo:font-weight="bold" fo:padding="0in" fo:border="none"/>
    </style:style>
    <style:style style:name="T43" style:family="text">
      <style:text-properties fo:color="#000000" style:font-name="Consolas" fo:font-size="12pt" fo:background-color="#f2f2f2" loext:char-shading-value="0" fo:padding="0.0193in" fo:border="0.06pt solid #cccccc"/>
    </style:style>
    <style:style style:name="T44" style:family="text">
      <style:text-properties fo:color="#daa520" fo:font-weight="bold"/>
    </style:style>
    <style:style style:name="T45" style:family="text">
      <style:text-properties fo:color="#cdcdcd" fo:font-weight="bold"/>
    </style:style>
    <style:style style:name="T46" style:family="text">
      <style:text-properties fo:color="#006fe0"/>
    </style:style>
    <style:style style:name="T47" style:family="text">
      <style:text-properties fo:color="#dddddd" fo:font-weight="bold"/>
    </style:style>
    <style:style style:name="T48" style:family="text">
      <style:text-properties fo:color="#92afc1" fo:font-weight="bold"/>
    </style:style>
    <style:style style:name="T49" style:family="text">
      <style:text-properties fo:color="#f7adf7" fo:font-weight="bold"/>
    </style:style>
    <style:style style:name="T50" style:family="text">
      <style:text-properties fo:color="#ff0000"/>
    </style:style>
    <style:style style:name="T51" style:family="text">
      <style:text-properties fo:color="#ff0000" style:text-underline-style="solid" style:text-underline-width="auto" style:text-underline-color="font-color"/>
    </style:style>
    <style:style style:name="T52" style:family="text">
      <style:text-properties fo:color="#ff0000" fo:font-weight="bold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000000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HP 101 (part 7): The Bear Necessities</text:h>
      <text:h text:style-name="P7" text:outline-level="2">Alphabet Soup</text:h>
      <text:p text:style-name="P1">So now you know how to create your own functions in PHP, and<text:line-break/>you’ve spent the last few days busily inspecting your applications and<text:line-break/>turning repeated code fragments into functions. But functions are just<text:line-break/>the tip of the software abstraction iceberg. Lurking underneath is a<text:line-break/>three-letter acronym that strikes fear into the hearts of most newbie<text:line-break/>programmers.</text:p>
      <text:p text:style-name="P1">OOP.</text:p>
      <text:p text:style-name="P1">If you’ve been programming for a while, you’ve probably heard the<text:line-break/>term OOP before – it stands for Object Oriented Programming, and refers<text:line-break/>to a technique whereby you create program “objects”<text:line-break/>and then use these objects to build the functionality you need into<text:line-break/>your program. PHP 5 is very big on OOP – it comes with a<text:line-break/>brand-spanking-new object model which finally brings PHP objects into<text:line-break/>conformance with standard OOP principles and offers OO programmers a<text:line-break/>whole bunch of new goodies to play with.</text:p>
      <text:p text:style-name="P1">Wondering how you can get in on this? Well, wonder no more. Your<text:line-break/>prayers have been answered.</text:p>
      <text:p text:style-name="P1">Over the course of this tutorial, I’m going to take a<text:line-break/>brief look at PHP’s OO capabilities (both PHP 4 and PHP 5), together<text:line-break/>with examples and explanations to demonstrate just how powerful it<text:line-break/>really is. I’ll be covering most of the basics – classes, objects,<text:line-break/>attributes and methods – and a couple of more advanced concepts –<text:line-break/>constructors, destructors, private methods and properties, and<text:line-break/>inheritance. And if you’re new to object-oriented programming, or just<text:line-break/><text:soft-page-break/>apprehensive about what lies ahead, don’t worry – I promise this will<text:line-break/>be a lot less painful than you think. And unlike dentists, I don’t lie.</text:p>
      <text:p text:style-name="P5"><text:bookmark text:name="Heading2"/></text:p>
      <text:h text:style-name="P8" text:outline-level="2">Back To Class</text:h>
      <text:p text:style-name="P1">Before beginning, though, let’s make sure that you have a clear idea<text:line-break/>of the concepts involved here.</text:p>
      <text:p text:style-name="P1">In PHP, a <text:span text:style-name="T2">class</text:span> is simply a set of program statements which<text:line-break/>perform a specific task. A typical class definition contains both<text:line-break/>variables and functions, and serves as the template from which to spawn<text:line-break/>specific instances of that class.</text:p>
      <text:p text:style-name="P1">These specific instances of a class are referred to as<text:line-break/><text:span text:style-name="T2">objects</text:span>. Every object has certain characteristics, or<text:line-break/><text:span text:style-name="T2">properties</text:span>, and certain pre-defined functions, or<text:line-break/><text:span text:style-name="T2">methods</text:span>. <text:span text:style-name="T50">These </text:span><text:span text:style-name="T51">properties</text:span><text:span text:style-name="T50"> and </text:span><text:span text:style-name="T51">methods</text:span><text:span text:style-name="T50"> of the object correspond<text:line-break/>directly with the </text:span><text:span text:style-name="T51">variables</text:span><text:span text:style-name="T50"> and </text:span><text:span text:style-name="T51">functions</text:span><text:span text:style-name="T50"> within the class<text:line-break/>definition.</text:span></text:p>
      <text:p text:style-name="P1">Once a class has been defined, PHP allows you to spawn as many<text:line-break/>instances of the class as you like. Each of these instances is a<text:line-break/>completely independent object, with its own properties and methods, and<text:line-break/>can therefore be manipulated independently of other objects. This comes in<text:line-break/>handy in situations where you need to spawn more than one instance of<text:line-break/>an object – for example, two simultaneous database links for two<text:line-break/>simultaneous queries, or two shopping carts.</text:p>
      <text:p text:style-name="P1">Classes also help you keep your code modular – you can define a<text:line-break/>class in a separate file, and include that file only in the scripts<text:line-break/>where you plan to use the class – and simplify code changes, since you<text:line-break/>only need to edit a single file to add new functionality to all your<text:line-break/><text:soft-page-break/>spawned objects.</text:p>
      <text:p text:style-name="P5"><text:bookmark text:name="Heading3"/></text:p>
      <text:h text:style-name="P8" text:outline-level="2">Animal Antics</text:h>
      <text:p text:style-name="P1">To understand this better, pick an animal, any animal. I pick the<text:line-break/>bear, because I like bears. Now ask yourself, can you consider this<text:line-break/>bear, within the framework of OOP, as an “object”?</text:p>
      <text:p text:style-name="P1">Why not? After all, every bear has certain characteristics – age,<text:line-break/>weight, sex – which are equivalent to object properties. And every bear<text:line-break/>can perform certain activities – eat, sleep, walk, run, mate – all of<text:line-break/>which are equivalent to object methods.</text:p>
      <text:p text:style-name="P3"><text:span text:style-name="T16">Let’s take it a little further. Since all bears share certain<text:line-break/>characteristics, it is possible to conceive of a template </text:span><text:span text:style-name="Source_20_Text"><text:span text:style-name="T11">Bear()</text:span></text:span><text:span text:style-name="T16">, which<text:line-break/>defines the basic characteristics and abilities of every bear on the<text:line-break/>planet. Once this </text:span><text:span text:style-name="Source_20_Text"><text:span text:style-name="T11">Bear()</text:span></text:span><text:span text:style-name="T16"> (“class”) is used to create a new</text:span></text:p>
      <text:p text:style-name="P3"><text:span text:style-name="Source_20_Text"><text:span text:style-name="T11">$bear</text:span></text:span><text:span text:style-name="T16"> (“object”), the individual characteristics of the newly-created<text:line-break/>Bear can be manipulated independently of other Bears that may be created<text:line-break/>from the template.</text:span></text:p>
      <text:p text:style-name="P1">Now, if you sat down to code this class in PHP 5,<text:line-break/>it would probably look something like this:</text:p>
      <text:p text:style-name="P3"><text:span text:style-name="Source_20_Text"><text:span text:style-name="T10"><text:line-break/>&lt;?php<text:line-break/><text:line-break/>// PHP 5</text:span></text:span></text:p>
      <text:p text:style-name="P2"><text:span text:style-name="Source_20_Text"><text:span text:style-name="T12">// class definition<text:line-break/></text:span></text:span><text:soft-page-break/><text:span text:style-name="Source_20_Text"><text:span text:style-name="T12"><text:line-break/></text:span></text:span><text:span text:style-name="Source_20_Text"><text:span text:style-name="T36">class Bear {</text:span></text:span><text:span text:style-name="Source_20_Text"><text:span text:style-name="T13"><text:line-break/><text:line-break/>    // define properties</text:span></text:span></text:p>
      <text:p text:style-name="P2"><text:span text:style-name="Source_20_Text"><text:span text:style-name="T18">    </text:span></text:span><text:span text:style-name="Source_20_Text"><text:span text:style-name="T13">public $name;<text:line-break/><text:line-break/>    </text:span></text:span><text:span text:style-name="Source_20_Text"><text:span text:style-name="T36">public $weight;</text:span></text:span><text:span text:style-name="Source_20_Text"><text:span text:style-name="T13"><text:line-break/><text:line-break/>    public $age;<text:line-break/><text:line-break/>    public $sex;<text:line-break/><text:line-break/>    public $colour;</text:span></text:span></text:p>
      <text:p text:style-name="P2"><text:span text:style-name="Source_20_Text"><text:span text:style-name="T18">    </text:span></text:span><text:span text:style-name="Source_20_Text"><text:span text:style-name="T13">// define methods</text:span></text:span></text:p>
      <text:p text:style-name="P2"><text:span text:style-name="Source_20_Text"><text:span text:style-name="T18">    </text:span></text:span><text:span text:style-name="Source_20_Text"><text:span text:style-name="T36">public function eat() {</text:span></text:span><text:span text:style-name="Source_20_Text"><text:span text:style-name="T13"><text:line-break/><text:line-break/>        </text:span></text:span><text:span text:style-name="Source_20_Text"><text:span text:style-name="T36">echo $this-&gt;name." is eating...</text:span></text:span><text:span text:style-name="Source_20_Text"><text:span text:style-name="T13"><text:line-break/>";<text:line-break/><text:line-break/>    </text:span></text:span><text:span text:style-name="Source_20_Text"><text:span text:style-name="T36">}</text:span></text:span></text:p>
      <text:p text:style-name="P2"><text:span text:style-name="Source_20_Text"><text:span text:style-name="T18">    </text:span></text:span><text:span text:style-name="Source_20_Text"><text:span text:style-name="T13">public function run() {<text:line-break/><text:line-break/>        echo $this-&gt;name." is running...<text:line-break/>";</text:span></text:span></text:p>
      <text:p text:style-name="P2"><text:span text:style-name="Source_20_Text"><text:span text:style-name="T18">    </text:span></text:span><text:span text:style-name="Source_20_Text"><text:span text:style-name="T12">}</text:span></text:span></text:p>
      <text:p text:style-name="P2"><text:span text:style-name="Source_20_Text"><text:span text:style-name="T18">    </text:span></text:span><text:span text:style-name="Source_20_Text"><text:span text:style-name="T12">public function </text:span></text:span><text:span text:style-name="Source_20_Text"><text:span text:style-name="T13">kill() {<text:line-break/></text:span></text:span><text:soft-page-break/><text:span text:style-name="Source_20_Text"><text:span text:style-name="T13"><text:line-break/>        echo $this-&gt;name." is killing prey...<text:line-break/>";<text:line-break/><text:line-break/>    }</text:span></text:span></text:p>
      <text:p text:style-name="P2"><text:span text:style-name="Source_20_Text"><text:span text:style-name="T18">    </text:span></text:span><text:span text:style-name="Source_20_Text"><text:span text:style-name="T12">public function </text:span></text:span><text:span text:style-name="Source_20_Text"><text:span text:style-name="T13">sleep() {</text:span></text:span></text:p>
      <text:p text:style-name="P2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$this-&gt;name." is sleeping...<text:line-break/>";<text:line-break/><text:line-break/>    }<text:line-break/><text:line-break/>}</text:span></text:span></text:p>
      <text:p text:style-name="P3"><text:span text:style-name="Source_20_Text"><text:span text:style-name="T10">?&gt;</text:span></text:span></text:p>
      <text:p text:style-name="P1">Given this class, it’s now simple to spawn as many Bears as you<text:line-break/>like, and adjust the individual properties of each. Take a look:</text:p>
      <text:p text:style-name="P3"><text:span text:style-name="Source_20_Text"><text:span text:style-name="T10"><text:line-break/>&lt;?php</text:span></text:span></text:p>
      <text:p text:style-name="P2"><text:span text:style-name="Source_20_Text"><text:span text:style-name="T13">// my first bear<text:line-break/><text:line-break/></text:span></text:span><text:span text:style-name="Source_20_Text"><text:span text:style-name="T36">$daddy = new Bear;</text:span></text:span><text:span text:style-name="Source_20_Text"><text:span text:style-name="T13"><text:line-break/><text:line-break/>// give him a name<text:line-break/><text:line-break/></text:span></text:span><text:span text:style-name="Source_20_Text"><text:span text:style-name="T36">$daddy-&gt;name = "Daddy Bear";</text:span></text:span></text:p>
      <text:p text:style-name="P2"><text:span text:style-name="Source_20_Text"><text:span text:style-name="T13">// how old is he<text:line-break/><text:line-break/></text:span></text:span><text:soft-page-break/><text:span text:style-name="Source_20_Text"><text:span text:style-name="T13">$daddy-&gt;age = 8;<text:line-break/><text:line-break/>// what sex is he<text:line-break/><text:line-break/>$daddy-&gt;sex = "male";<text:line-break/><text:line-break/>// what colour is his coat<text:line-break/><text:line-break/>$daddy-&gt;colour = "black";</text:span></text:span></text:p>
      <text:p text:style-name="P2"><text:span text:style-name="Source_20_Text"><text:span text:style-name="T13">// how much does he weigh<text:line-break/><text:line-break/>$daddy-&gt;weight = 300;</text:span></text:span></text:p>
      <text:p text:style-name="P2"><text:span text:style-name="Source_20_Text"><text:span text:style-name="T13">// give daddy a wife<text:line-break/><text:line-break/>$mommy = new Bear;<text:line-break/><text:line-break/>$mommy-&gt;name = "Mommy Bear";</text:span></text:span></text:p>
      <text:p text:style-name="P2"><text:span text:style-name="Source_20_Text"><text:span text:style-name="T13">$mommy-&gt;age = 7;<text:line-break/><text:line-break/>$mommy-&gt;sex = "female";<text:line-break/><text:line-break/>$mommy-&gt;colour = "black";</text:span></text:span></text:p>
      <text:p text:style-name="P2"><text:span text:style-name="Source_20_Text"><text:span text:style-name="T13">$mommy-&gt;weight = 310;</text:span></text:span></text:p>
      <text:p text:style-name="P2"><text:span text:style-name="Source_20_Text"><text:span text:style-name="T13">// and a baby to complete the family<text:line-break/><text:line-break/>$baby = new Bear;<text:line-break/><text:line-break/></text:span></text:span><text:soft-page-break/><text:span text:style-name="Source_20_Text"><text:span text:style-name="T13">$baby-&gt;name = "Baby Bear";</text:span></text:span></text:p>
      <text:p text:style-name="P2"><text:span text:style-name="Source_20_Text"><text:span text:style-name="T13">$baby-&gt;age = 1;<text:line-break/><text:line-break/>$baby-&gt;sex = "male";<text:line-break/><text:line-break/>$baby-&gt;colour = "black";</text:span></text:span></text:p>
      <text:p text:style-name="P2"><text:span text:style-name="Source_20_Text"><text:span text:style-name="T13">$baby-&gt;weight = 180;</text:span></text:span></text:p>
      <text:p text:style-name="P2"><text:span text:style-name="Source_20_Text"><text:span text:style-name="T13">// a nice evening in the Bear family<text:line-break/><text:line-break/>// daddy kills prey and brings it home<text:line-break/><text:line-break/>$daddy-&gt;kill();</text:span></text:span></text:p>
      <text:p text:style-name="P2"><text:span text:style-name="Source_20_Text"><text:span text:style-name="T13">// mommy eats it<text:line-break/><text:line-break/>$mommy-&gt;eat();</text:span></text:span></text:p>
      <text:p text:style-name="P2"><text:span text:style-name="Source_20_Text"><text:span text:style-name="T13">// and so does baby<text:line-break/><text:line-break/>$baby-&gt;eat();</text:span></text:span></text:p>
      <text:p text:style-name="P2"><text:span text:style-name="Source_20_Text"><text:span text:style-name="T13">// mommy sleeps<text:line-break/><text:line-break/>$mommy-&gt;sleep();<text:line-break/><text:line-break/>// and so does daddy<text:line-break/><text:line-break/>$daddy-&gt;sleep();</text:span></text:span></text:p>
      <text:p text:style-name="P2"><text:span text:style-name="Source_20_Text"><text:span text:style-name="T13">// baby eats some more<text:line-break/><text:line-break/></text:span></text:span><text:soft-page-break/><text:span text:style-name="Source_20_Text"><text:span text:style-name="T13">$baby-&gt;eat();</text:span></text:span></text:p>
      <text:p text:style-name="P3"><text:span text:style-name="Source_20_Text"><text:span text:style-name="T10">?&gt;</text:span></text:span></text:p>
      <text:p text:style-name="P1">As the illustration above shows, once new objects are defined, their<text:line-break/>individual methods and variables can be accessed and modified<text:line-break/>independent of each other. This comes in very handy, as the rest of this<text:line-break/>tutorial will show.</text:p>
      <text:p text:style-name="P5"><text:bookmark text:name="Heading4"/></text:p>
      <text:h text:style-name="P8" text:outline-level="2">Going Deeper</text:h>
      <text:p text:style-name="P1">Now that you’ve got the concepts straight, let’s take a look at the<text:line-break/>nitty-gritty of a class definition.</text:p>
      <text:p text:style-name="P3"><text:span text:style-name="Source_20_Text"><text:span text:style-name="T10"><text:line-break/>&lt;?php<text:line-break/><text:line-break/>// PHP 5</text:span></text:span></text:p>
      <text:p text:style-name="P2"><text:span text:style-name="Source_20_Text"><text:span text:style-name="T12">// class definition<text:line-break/><text:line-break/></text:span></text:span><text:span text:style-name="Source_20_Text"><text:span text:style-name="T13">class Bear {</text:span></text:span></text:p>
      <text:p text:style-name="P2"><text:span text:style-name="Source_20_Text"><text:span text:style-name="T18">    </text:span></text:span><text:span text:style-name="Source_20_Text"><text:span text:style-name="T13">// define public properties<text:line-break/><text:line-break/>    public $name;<text:line-break/><text:line-break/>    public $age;</text:span></text:span></text:p>
      <text:p text:style-name="P2"><text:span text:style-name="Source_20_Text"><text:span text:style-name="T18">    </text:span></text:span><text:span text:style-name="Source_20_Text"><text:span text:style-name="T13">// more properties</text:span></text:span></text:p>
      <text:p text:style-name="P2"><text:span text:style-name="Source_20_Text"><text:span text:style-name="T18">    </text:span></text:span><text:span text:style-name="Source_20_Text"><text:span text:style-name="T12">// define public methods<text:line-break/><text:line-break/></text:span></text:span><text:soft-page-break/><text:span text:style-name="Source_20_Text"><text:span text:style-name="T12">    </text:span></text:span><text:span text:style-name="Source_20_Text"><text:span text:style-name="T13">public function eat() {<text:line-break/><text:line-break/>        echo $this-&gt;name." is eating...<text:line-break/>";<text:line-break/><text:line-break/>        // more code<text:line-break/><text:line-break/>    }</text:span></text:span></text:p>
      <text:p text:style-name="P2"><text:span text:style-name="Source_20_Text"><text:span text:style-name="T18">    </text:span></text:span><text:span text:style-name="Source_20_Text"><text:span text:style-name="T13">// more methods<text:line-break/><text:line-break/>}</text:span></text:span></text:p>
      <text:p text:style-name="P3"><text:span text:style-name="Source_20_Text"><text:span text:style-name="T10">?&gt;</text:span></text:span></text:p>
      <text:p text:style-name="P1">Every class definition begins with the keyword class, followed by a<text:line-break/>class name. You can give your class any name that strikes your fancy,<text:line-break/>so long as it doesn’t collide with a reserved PHP word. A pair of curly<text:line-break/>braces encloses all class variables and functions, which are written as<text:line-break/>you would normally code them.</text:p>
      <text:p text:style-name="P1">PHP<text:line-break/>5 also introduces the concept of visibility to the object model.<text:line-break/>Visibility controls the extent to which object properties and methods<text:line-break/>can be manipulated by the caller, and plays an important role in<text:line-break/>defining how open or closed your class is. Three levels of visibility<text:line-break/>exist, ranging from most visible to least visible: <text:span text:style-name="T52">public</text:span><text:span text:style-name="T50">, </text:span><text:span text:style-name="T52">private</text:span></text:p>
      <text:p text:style-name="P3"><text:span text:style-name="T40">and </text:span><text:span text:style-name="T42">protected</text:span><text:span text:style-name="T16">. Within the class definition, you can<text:line-break/>mark the visibility of a property or method by preceding<text:line-break/>it with one of the keywords – </text:span><text:span text:style-name="Source_20_Text"><text:span text:style-name="T11">public</text:span></text:span><text:span text:style-name="T16">,<text:line-break/></text:span><text:soft-page-break/><text:span text:style-name="Source_20_Text"><text:span text:style-name="T11">private</text:span></text:span><text:span text:style-name="T16">, or </text:span><text:span text:style-name="Source_20_Text"><text:span text:style-name="T11">protected</text:span></text:span><text:span text:style-name="T16"> .</text:span></text:p>
      <text:p text:style-name="P3"><text:span text:style-name="T16">By default, class methods and properties are </text:span><text:span text:style-name="Source_20_Text"><text:span text:style-name="T11">public</text:span></text:span><text:span text:style-name="T16">; this allows the<text:line-break/>calling script to reach inside your object instances and manipulate<text:line-break/>them directly. If you don’t like the thought of this intrusion, you can<text:line-break/>mark a particular property or method as </text:span><text:span text:style-name="Source_20_Text"><text:span text:style-name="T11">private</text:span></text:span><text:span text:style-name="T16"> or </text:span><text:span text:style-name="Source_20_Text"><text:span text:style-name="T11">protected</text:span></text:span><text:span text:style-name="T16">,<text:line-break/>depending on how much control you want to cede over the object’s internals (more<text:line-break/>on this shortly).</text:span></text:p>
      <text:p text:style-name="P1">Since the PHP 4 object model does not include<text:line-break/>support for visibility, the class definition above would not work in<text:line-break/>PHP 4. Instead, you would need to use the following:</text:p>
      <text:p text:style-name="P3"><text:span text:style-name="Source_20_Text"><text:span text:style-name="T10"><text:line-break/>&lt;?php<text:line-break/><text:line-break/>// PHP 4</text:span></text:span></text:p>
      <text:p text:style-name="P2"><text:span text:style-name="Source_20_Text"><text:span text:style-name="T12">// class definition<text:line-break/><text:line-break/></text:span></text:span><text:span text:style-name="Source_20_Text"><text:span text:style-name="T13">class Bear {<text:line-break/><text:line-break/>    // define properties<text:line-break/><text:line-break/>    var $name;</text:span></text:span></text:p>
      <text:p text:style-name="P2"><text:span text:style-name="Source_20_Text"><text:span text:style-name="T18">    </text:span></text:span><text:span text:style-name="Source_20_Text"><text:span text:style-name="T12">var </text:span></text:span><text:span text:style-name="Source_20_Text"><text:span text:style-name="T13">$weight;<text:line-break/><text:line-break/>    var $age;<text:line-break/></text:span></text:span><text:soft-page-break/><text:span text:style-name="Source_20_Text"><text:span text:style-name="T13"><text:line-break/>    var $sex;<text:line-break/><text:line-break/>    var $colour;</text:span></text:span></text:p>
      <text:p text:style-name="P2"><text:span text:style-name="Source_20_Text"><text:span text:style-name="T18">    </text:span></text:span><text:span text:style-name="Source_20_Text"><text:span text:style-name="T13">// define methods<text:line-break/><text:line-break/>    function eat() {</text:span></text:span></text:p>
      <text:p text:style-name="P2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$this-&gt;name." is eating...<text:line-break/>";<text:line-break/><text:line-break/>    }</text:span></text:span></text:p>
      <text:p text:style-name="P2"><text:span text:style-name="Source_20_Text"><text:span text:style-name="T18">    </text:span></text:span><text:span text:style-name="Source_20_Text"><text:span text:style-name="T12">function </text:span></text:span><text:span text:style-name="Source_20_Text"><text:span text:style-name="T13">run() {<text:line-break/><text:line-break/>        echo $this-&gt;name." is running...<text:line-break/>";</text:span></text:span></text:p>
      <text:p text:style-name="P2"><text:span text:style-name="Source_20_Text"><text:span text:style-name="T18">    </text:span></text:span><text:span text:style-name="Source_20_Text"><text:span text:style-name="T12">}</text:span></text:span></text:p>
      <text:p text:style-name="P2"><text:span text:style-name="Source_20_Text"><text:span text:style-name="T18">    </text:span></text:span><text:span text:style-name="Source_20_Text"><text:span text:style-name="T12">function </text:span></text:span><text:span text:style-name="Source_20_Text"><text:span text:style-name="T13">kill() {<text:line-break/><text:line-break/>        echo $this-&gt;name." is killing prey...<text:line-break/>";<text:line-break/><text:line-break/>    }</text:span></text:span></text:p>
      <text:p text:style-name="P2"><text:span text:style-name="Source_20_Text"><text:span text:style-name="T18">    </text:span></text:span><text:span text:style-name="Source_20_Text"><text:span text:style-name="T12">function </text:span></text:span><text:span text:style-name="Source_20_Text"><text:span text:style-name="T13">sleep() {</text:span></text:span></text:p>
      <text:p text:style-name="P2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$this-&gt;name." is sleeping...<text:line-break/>";<text:line-break/><text:line-break/></text:span></text:span><text:soft-page-break/><text:span text:style-name="Source_20_Text"><text:span text:style-name="T13">    }<text:line-break/><text:line-break/>}</text:span></text:span></text:p>
      <text:p text:style-name="P3"><text:span text:style-name="Source_20_Text"><text:span text:style-name="T10">?&gt;</text:span></text:span></text:p>
      <text:p text:style-name="P1">From the above, it should be clear that class properties and methods in PHP<text:line-break/>4 are always public …and there ain’t nuttin’ you can do about that!</text:p>
      <text:p text:style-name="P3"><text:span text:style-name="T16">In order to create a </text:span><text:span text:style-name="T17">new</text:span><text:span text:style-name="T16"> instance of a class, you use the </text:span><text:span text:style-name="Source_20_Text"><text:span text:style-name="T11">new</text:span></text:span><text:span text:style-name="T16"><text:line-break/>keyword to assign the newly created object to a PHP variable.</text:span></text:p>
      <text:p text:style-name="P3"><text:span text:style-name="Source_20_Text"><text:span text:style-name="T10"><text:line-break/>&lt;?php</text:span></text:span></text:p>
      <text:p text:style-name="P2"><text:span text:style-name="Source_20_Text"><text:span text:style-name="T12">$daddy </text:span></text:span><text:span text:style-name="Source_20_Text"><text:span text:style-name="T13">= new Bear;</text:span></text:span></text:p>
      <text:p text:style-name="P3"><text:span text:style-name="Source_20_Text"><text:span text:style-name="T10">?&gt;</text:span></text:span></text:p>
      <text:p text:style-name="P3"><text:span text:style-name="T16">In English, the above would mean “create a new object of class<text:line-break/></text:span><text:span text:style-name="Source_20_Text"><text:span text:style-name="T11">Bear()</text:span></text:span><text:span text:style-name="T16"> and assign it to the variable </text:span><text:span text:style-name="Source_20_Text"><text:span text:style-name="T11">$daddy</text:span></text:span><text:span text:style-name="T16"> “.</text:span></text:p>
      <text:p text:style-name="P1">You can now access all the methods and properties of the class via<text:line-break/>this variable. For example, the code</text:p>
      <text:p text:style-name="P3"><text:span text:style-name="Source_20_Text"><text:span text:style-name="T10"><text:line-break/>&lt;?php</text:span></text:span></text:p>
      <text:p text:style-name="P2"><text:span text:style-name="Source_20_Text"><text:span text:style-name="T12">$daddy</text:span></text:span><text:span text:style-name="Source_20_Text"><text:span text:style-name="T13">-&gt;name = "Daddy Bear";</text:span></text:span></text:p>
      <text:p text:style-name="P3"><text:span text:style-name="Source_20_Text"><text:span text:style-name="T10">?&gt;</text:span></text:span></text:p>
      <text:p text:style-name="P3"><text:span text:style-name="T16">would mean “assign the value </text:span><text:span text:style-name="Source_20_Text"><text:span text:style-name="T11">Daddy Bear</text:span></text:span><text:span text:style-name="T16"> to the variable </text:span><text:span text:style-name="Source_20_Text"><text:span text:style-name="T11">$name</text:span></text:span><text:span text:style-name="T16"> of<text:line-break/>this specific instance of the class </text:span><text:span text:style-name="Source_20_Text"><text:span text:style-name="T11">Bear()</text:span></text:span><text:span text:style-name="T16">“, while the statement</text:span></text:p>
      <text:p text:style-name="P3"><text:span text:style-name="Source_20_Text"><text:span text:style-name="T10"><text:line-break/>&lt;?php</text:span></text:span></text:p>
      <text:p text:style-name="P2"><text:soft-page-break/><text:span text:style-name="Source_20_Text"><text:span text:style-name="T12">$daddy</text:span></text:span><text:span text:style-name="Source_20_Text"><text:span text:style-name="T13">-&gt;sleep();</text:span></text:span></text:p>
      <text:p text:style-name="P3"><text:span text:style-name="Source_20_Text"><text:span text:style-name="T10">?&gt;</text:span></text:span></text:p>
      <text:p text:style-name="P3"><text:span text:style-name="T16">would mean “execute the function </text:span><text:span text:style-name="Source_20_Text"><text:span text:style-name="T11">sleep()</text:span></text:span><text:span text:style-name="T16"> for this specific instance<text:line-break/>of the class </text:span><text:span text:style-name="Source_20_Text"><text:span text:style-name="T11">Bear()</text:span></text:span><text:span text:style-name="T16">“.</text:span></text:p>
      <text:p text:style-name="P4"><text:span text:style-name="T16">Note the </text:span><text:span text:style-name="Source_20_Text"><text:span text:style-name="T11">-&gt;</text:span></text:span><text:span text:style-name="T16"> symbol used to connect objects to their properties or<text:line-break/>methods, and the fact that </text:span><text:span text:style-name="T40">the </text:span><text:span text:style-name="Source_20_Text"><text:span text:style-name="T37">$</text:span></text:span><text:span text:style-name="T40"> symbol is omitted when accessing<text:line-break/>properties of a class instance </text:span><text:span text:style-name="T41">(例如</text:span><text:span text:style-name="Source_20_Text"><text:span text:style-name="T38">$daddy</text:span></text:span><text:span text:style-name="Source_20_Text"><text:span text:style-name="T39">-&gt;name中的name前的$省掉了</text:span></text:span><text:span text:style-name="T41">)</text:span><text:span text:style-name="T40">.</text:span></text:p>
      <text:p text:style-name="P5"><text:bookmark text:name="Heading5"/></text:p>
      <text:h text:style-name="P8" text:outline-level="2">This And That</text:h>
      <text:p text:style-name="P3"><text:span text:style-name="T16">In case you need to access functions or variables within the class<text:line-break/>definition itself, both PHP 4 and PHP 5 offer </text:span><text:span text:style-name="T40">the </text:span><text:span text:style-name="Source_20_Text"><text:span text:style-name="T37">$this</text:span></text:span><text:span text:style-name="T40"><text:line-break/>keyword, which is used to refer to “this” class. </text:span><text:span text:style-name="T16">To see how this works,<text:line-break/>let’s alter the </text:span><text:span text:style-name="Source_20_Text"><text:span text:style-name="T11">eat()</text:span></text:span><text:span text:style-name="T16"> method to accept a number of food units and then<text:line-break/>add that to the bear’s weight.</text:span></text:p>
      <text:p text:style-name="P3"><text:span text:style-name="Source_20_Text"><text:span text:style-name="T10"><text:line-break/>&lt;?php<text:line-break/><text:line-break/>// PHP 5</text:span></text:span></text:p>
      <text:p text:style-name="P2"><text:span text:style-name="Source_20_Text"><text:span text:style-name="T12">// class definition<text:line-break/><text:line-break/></text:span></text:span><text:span text:style-name="Source_20_Text"><text:span text:style-name="T13">class Bear {<text:line-break/><text:line-break/>    // define properties<text:line-break/></text:span></text:span><text:soft-page-break/><text:span text:style-name="Source_20_Text"><text:span text:style-name="T13"><text:line-break/>    public $name;<text:line-break/><text:line-break/>    public $weight;</text:span></text:span></text:p>
      <text:p text:style-name="P2"><text:span text:style-name="Source_20_Text"><text:span text:style-name="T18">    </text:span></text:span><text:span text:style-name="Source_20_Text"><text:span text:style-name="T13">// define methods<text:line-break/><text:line-break/>    public function eat($units) {</text:span></text:span></text:p>
      <text:p text:style-name="P2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36">$this-&gt;name</text:span></text:span><text:span text:style-name="Source_20_Text"><text:span text:style-name="T13">." is eating ".$units." units of food...<text:line-break/>";<text:line-break/><text:line-break/>        $this-&gt;weight += $units;</text:span></text:span></text:p>
      <text:p text:style-name="P2"><text:span text:style-name="Source_20_Text"><text:span text:style-name="T18">    </text:span></text:span><text:span text:style-name="Source_20_Text"><text:span text:style-name="T12">}<text:line-break/><text:line-break/>}</text:span></text:span></text:p>
      <text:p text:style-name="P3"><text:span text:style-name="Source_20_Text"><text:span text:style-name="T10">?&gt;</text:span></text:span></text:p>
      <text:p text:style-name="P3"><text:span text:style-name="T16">In this case, the </text:span><text:span text:style-name="Source_20_Text"><text:span text:style-name="T11">$this</text:span></text:span><text:span text:style-name="T16"> prefix indicates that the variable to be<text:line-break/>modified exists within the class – or, in English, “add the argument<text:line-break/>provided to </text:span><text:span text:style-name="Source_20_Text"><text:span text:style-name="T11">eat()</text:span></text:span><text:span text:style-name="T16"> to the variable </text:span><text:span text:style-name="Source_20_Text"><text:span text:style-name="T11">$weight</text:span></text:span><text:span text:style-name="T16"> within this object”. The</text:span></text:p>
      <text:p text:style-name="P3"><text:span text:style-name="Source_20_Text"><text:span text:style-name="T11">$this</text:span></text:span><text:span text:style-name="T16"> prefix thus provides a convenient way to access variables and<text:line-break/>functions which are “local” to the class.</text:span></text:p>
      <text:p text:style-name="P1">Here’s an example of how it works:</text:p>
      <text:p text:style-name="P3"><text:span text:style-name="Source_20_Text"><text:span text:style-name="T10"><text:line-break/>&lt;?php</text:span></text:span></text:p>
      <text:p text:style-name="P2"><text:span text:style-name="Source_20_Text"><text:span text:style-name="T13">// create instance<text:line-break/><text:line-break/></text:span></text:span><text:soft-page-break/><text:span text:style-name="Source_20_Text"><text:span text:style-name="T13">$baby = new Bear;<text:line-break/><text:line-break/>$baby-&gt;name = "Baby Bear";</text:span></text:span></text:p>
      <text:p text:style-name="P2"><text:span text:style-name="Source_20_Text"><text:span text:style-name="T13">$baby-&gt;weight = 1000;</text:span></text:span></text:p>
      <text:p text:style-name="P2"><text:span text:style-name="Source_20_Text"><text:span text:style-name="T13">// now create another instance<text:line-break/><text:line-break/>// this one has independent values for each property<text:line-break/><text:line-break/>$brother = new Bear;<text:line-break/><text:line-break/>$brother-&gt;name = "Brother Bear";</text:span></text:span></text:p>
      <text:p text:style-name="P2"><text:span text:style-name="Source_20_Text"><text:span text:style-name="T13">$brother-&gt;weight = 1000;</text:span></text:span></text:p>
      <text:p text:style-name="P2"><text:span text:style-name="Source_20_Text"><text:span text:style-name="T13">// retrieve properties<text:line-break/><text:line-break/>echo $baby-&gt;name." weighs ".$baby-&gt;weight." units<text:line-break/>";</text:span></text:span></text:p>
      <text:p text:style-name="P2"><text:span text:style-name="Source_20_Text"><text:span text:style-name="T12">echo </text:span></text:span><text:span text:style-name="Source_20_Text"><text:span text:style-name="T13">$brother-&gt;name." weighs ".$brother-&gt;weight." units<text:line-break/>";</text:span></text:span></text:p>
      <text:p text:style-name="P2"><text:span text:style-name="Source_20_Text"><text:span text:style-name="T13">// call eat()<text:line-break/><text:line-break/>$baby-&gt;eat(100);</text:span></text:span></text:p>
      <text:p text:style-name="P2"><text:span text:style-name="Source_20_Text"><text:span text:style-name="T13">$baby-&gt;eat(50);<text:line-break/><text:line-break/>$brother-&gt;eat(11);</text:span></text:span></text:p>
      <text:p text:style-name="P2"><text:span text:style-name="Source_20_Text"><text:span text:style-name="T13">// retrieve new values<text:line-break/><text:line-break/>echo $baby-&gt;name." now weighs ".$baby-&gt;weight." units<text:line-break/></text:span></text:span><text:soft-page-break/><text:span text:style-name="Source_20_Text"><text:span text:style-name="T13">";</text:span></text:span></text:p>
      <text:p text:style-name="P2"><text:span text:style-name="Source_20_Text"><text:span text:style-name="T12">echo </text:span></text:span><text:span text:style-name="Source_20_Text"><text:span text:style-name="T13">$brother-&gt;name." now weighs ".$brother-&gt;weight." units<text:line-break/>";</text:span></text:span></text:p>
      <text:p text:style-name="P2"><text:span text:style-name="Source_20_Text"><text:span text:style-name="T13">?&gt;</text:span></text:span></text:p>
      <text:p text:style-name="P1">The output of this will read:</text:p>
      <text:section text:style-name="Sect1" text:name="crayon-57b92a44ec201821093605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9">1</text:p>
              <text:p text:style-name="P10">2</text:p>
              <text:p text:style-name="P9">3</text:p>
              <text:p text:style-name="P10">4</text:p>
              <text:p text:style-name="P9">5</text:p>
              <text:p text:style-name="P10">6</text:p>
              <text:p text:style-name="P9">7</text:p>
            </table:table-cell>
            <table:table-cell table:style-name="Table1.B1" office:value-type="string">
              <text:section text:style-name="Sect1" text:name="crayon-57b92a44ec201821093605-1">
                <text:p text:style-name="P11"><text:span text:style-name="T1">Baby Bear weighs</text:span> <text:span text:style-name="T1">1000</text:span> <text:span text:style-name="T1">units</text:span></text:p>
              </text:section>
              <text:section text:style-name="Sect2" text:name="crayon-57b92a44ec201821093605-2">
                <text:p text:style-name="P11"><text:span text:style-name="T1">Brother Bear weighs</text:span> <text:span text:style-name="T1">1000</text:span> <text:span text:style-name="T1">units</text:span></text:p>
              </text:section>
              <text:section text:style-name="Sect1" text:name="crayon-57b92a44ec201821093605-3">
                <text:p text:style-name="P11"><text:span text:style-name="T1">Baby Bear is</text:span> <text:span text:style-name="T1">eating</text:span> <text:span text:style-name="T1">100</text:span> <text:span text:style-name="T1">units of food...</text:span></text:p>
              </text:section>
              <text:section text:style-name="Sect2" text:name="crayon-57b92a44ec201821093605-4">
                <text:p text:style-name="P11"><text:span text:style-name="T1">Baby Bear is</text:span> <text:span text:style-name="T1">eating</text:span> <text:span text:style-name="T1">50</text:span> <text:span text:style-name="T1">units of food...</text:span></text:p>
              </text:section>
              <text:section text:style-name="Sect1" text:name="crayon-57b92a44ec201821093605-5">
                <text:p text:style-name="P11"><text:span text:style-name="T1">Brother Bear is</text:span> <text:span text:style-name="T1">eating</text:span> <text:span text:style-name="T1">11</text:span> <text:span text:style-name="T1">units of food...</text:span></text:p>
              </text:section>
              <text:section text:style-name="Sect2" text:name="crayon-57b92a44ec201821093605-6">
                <text:p text:style-name="P11"><text:span text:style-name="T1">Baby Bear now weighs</text:span> <text:span text:style-name="T1">1150</text:span> <text:span text:style-name="T1">units</text:span></text:p>
              </text:section>
              <text:section text:style-name="Sect1" text:name="crayon-57b92a44ec201821093605-7">
                <text:p text:style-name="P11"><text:span text:style-name="T1">Brother Bear now weighs</text:span> <text:span text:style-name="T1">1011</text:span> <text:span text:style-name="T1">units</text:span></text:p>
              </text:section>
            </table:table-cell>
          </table:table-row>
        </table:table>
      </text:section>
      <text:p text:style-name="P5"><text:bookmark text:name="Heading6"/></text:p>
      <text:h text:style-name="P8" text:outline-level="2">Under Construction</text:h>
      <text:p text:style-name="P3"><text:span text:style-name="T16">It’s also possible to automatically execute a function when the<text:line-break/>class is called to create a new object. This is referred to in geek<text:line-break/>lingo as a </text:span><text:span text:style-name="T42">constructor</text:span><text:span text:style-name="T16"> and, in order to use it, </text:span><text:span text:style-name="T40">your PHP 5<text:line-break/>class definition must contain a special function, </text:span><text:span text:style-name="Source_20_Text"><text:span text:style-name="T37">__construct()</text:span></text:span><text:span text:style-name="T40">.</text:span></text:p>
      <text:p text:style-name="P1">For example, if you’d like all newly born bears to be brown and weigh<text:line-break/>100 units, you could add this to your class definition:</text:p>
      <text:p text:style-name="P3"><text:span text:style-name="Source_20_Text"><text:span text:style-name="T10"><text:line-break/>&lt;?php<text:line-break/><text:line-break/>// PHP 5</text:span></text:span></text:p>
      <text:p text:style-name="P2"><text:span text:style-name="Source_20_Text"><text:span text:style-name="T12">// class definition<text:line-break/></text:span></text:span><text:soft-page-break/><text:span text:style-name="Source_20_Text"><text:span text:style-name="T12"><text:line-break/></text:span></text:span><text:span text:style-name="Source_20_Text"><text:span text:style-name="T36">class Bear {<text:line-break/></text:span></text:span><text:span text:style-name="Source_20_Text"><text:span text:style-name="T13"><text:line-break/>    // define properties<text:line-break/><text:line-break/>    public $name;</text:span></text:span></text:p>
      <text:p text:style-name="P2"><text:span text:style-name="Source_20_Text"><text:span text:style-name="T18">    </text:span></text:span><text:span text:style-name="Source_20_Text"><text:span text:style-name="T12">public </text:span></text:span><text:span text:style-name="Source_20_Text"><text:span text:style-name="T13">$weight;<text:line-break/><text:line-break/>    public $age;<text:line-break/><text:line-break/>    public $colour;<text:line-break/><text:line-break/>    <text:line-break/><text:line-break/>    // constructor<text:line-break/><text:line-break/>    </text:span></text:span><text:span text:style-name="Source_20_Text"><text:span text:style-name="T36">public function __construct() {</text:span></text:span><text:span text:style-name="Source_20_Text"><text:span text:style-name="T13"><text:line-break/><text:line-break/>        </text:span></text:span><text:span text:style-name="Source_20_Text"><text:span text:style-name="T36">$this-&gt;age = 0;</text:span></text:span></text:p>
      <text:p text:style-name="P2"><text:span text:style-name="Source_20_Text"><text:span text:style-name="T18">        </text:span></text:span><text:span text:style-name="Source_20_Text"><text:span text:style-name="T13">$this-&gt;weight = 100;<text:line-break/><text:line-break/>        $this-&gt;colour = "brown";<text:line-break/><text:line-break/>    </text:span></text:span><text:span text:style-name="Source_20_Text"><text:span text:style-name="T36">}</text:span></text:span><text:span text:style-name="Source_20_Text"><text:span text:style-name="T13"><text:line-break/><text:line-break/>    <text:line-break/><text:line-break/></text:span></text:span><text:soft-page-break/><text:span text:style-name="Source_20_Text"><text:span text:style-name="T13">    // define methods<text:line-break/><text:line-break/>}</text:span></text:span></text:p>
      <text:p text:style-name="P3"><text:span text:style-name="Source_20_Text"><text:span text:style-name="T10">?&gt;</text:span></text:span></text:p>
      <text:p text:style-name="P1">In PHP 4, your constructor must have the same name as the class.<text:line-break/>Here’s the equivalent code for PHP 4:</text:p>
      <text:p text:style-name="P3"><text:span text:style-name="Source_20_Text"><text:span text:style-name="T10"><text:line-break/>&lt;?php<text:line-break/><text:line-break/>// PHP 4</text:span></text:span></text:p>
      <text:p text:style-name="P2"><text:span text:style-name="Source_20_Text"><text:span text:style-name="T12">// class definition<text:line-break/><text:line-break/></text:span></text:span><text:span text:style-name="Source_20_Text"><text:span text:style-name="T13">class Bear {</text:span></text:span></text:p>
      <text:p text:style-name="P2"><text:span text:style-name="Source_20_Text"><text:span text:style-name="T18">    </text:span></text:span><text:span text:style-name="Source_20_Text"><text:span text:style-name="T13">// define properties<text:line-break/><text:line-break/>    var $name;<text:line-break/><text:line-break/>    var $weight;<text:line-break/><text:line-break/>    var $age;<text:line-break/><text:line-break/>    var $colour;</text:span></text:span></text:p>
      <text:p text:style-name="P2"><text:span text:style-name="Source_20_Text"><text:span text:style-name="T18">    </text:span></text:span><text:span text:style-name="Source_20_Text"><text:span text:style-name="T13">// constructor<text:line-break/><text:line-break/>    function Bear() {</text:span></text:span></text:p>
      <text:p text:style-name="P2"><text:span text:style-name="Source_20_Text"><text:span text:style-name="T18">        </text:span></text:span><text:span text:style-name="Source_20_Text"><text:span text:style-name="T13">$this-&gt;age = 0;<text:line-break/></text:span></text:span><text:soft-page-break/><text:span text:style-name="Source_20_Text"><text:span text:style-name="T13"><text:line-break/>        $this-&gt;weight = 100;<text:line-break/><text:line-break/>        $this-&gt;colour = "brown";</text:span></text:span></text:p>
      <text:p text:style-name="P2"><text:span text:style-name="Source_20_Text"><text:span text:style-name="T18">    </text:span></text:span><text:span text:style-name="Source_20_Text"><text:span text:style-name="T12">}<text:line-break/><text:line-break/>    <text:line-break/><text:line-break/>    </text:span></text:span><text:span text:style-name="Source_20_Text"><text:span text:style-name="T13">// define methods<text:line-break/><text:line-break/>}</text:span></text:span></text:p>
      <text:p text:style-name="P3"><text:span text:style-name="Source_20_Text"><text:span text:style-name="T10">?&gt;</text:span></text:span></text:p>
      <text:p text:style-name="P1">Now, try creating and using an instance of the class:</text:p>
      <text:p text:style-name="P3"><text:span text:style-name="Source_20_Text"><text:span text:style-name="T10"><text:line-break/>&lt;?php</text:span></text:span></text:p>
      <text:p text:style-name="P2"><text:span text:style-name="Source_20_Text"><text:span text:style-name="T13">// create instance<text:line-break/><text:line-break/>$baby = new Bear;<text:line-break/><text:line-break/>$baby-&gt;name = "Baby Bear";<text:line-break/><text:line-break/>echo $baby-&gt;name." is ".$baby-&gt;colour." and weighs ".$baby-&gt;weight." units at birth";</text:span></text:span></text:p>
      <text:p text:style-name="P3"><text:span text:style-name="Source_20_Text"><text:span text:style-name="T10">?&gt;</text:span></text:span></text:p>
      <text:p text:style-name="P1">Here, the constructor automatically sets default properties every<text:line-break/><text:soft-page-break/>time an object of the class is instantiated. Therefore, when you run<text:line-break/>the script above, you will see this:</text:p>
      <text:section text:style-name="Sect1" text:name="crayon-57b92a44ec211330745698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9">1</text:p>
            </table:table-cell>
            <table:table-cell table:style-name="Table2.B1" office:value-type="string">
              <text:section text:style-name="Sect1" text:name="crayon-57b92a44ec211330745698-1">
                <text:p text:style-name="P11"><text:span text:style-name="T1">Baby Bear is</text:span> <text:span text:style-name="T1">brown and</text:span> <text:span text:style-name="T1">weighs</text:span> <text:span text:style-name="T1">100</text:span> <text:span text:style-name="T1">units at birth</text:span></text:p>
              </text:section>
            </table:table-cell>
          </table:table-row>
        </table:table>
      </text:section>
      <text:p text:style-name="P5"><text:bookmark text:name="Heading7"/></text:p>
      <text:h text:style-name="P8" text:outline-level="2">Hands Off</text:h>
      <text:p text:style-name="P3"><text:span text:style-name="T16">As noted previously, PHP 5 makes it possible to mark class<text:line-break/>properties and methods as </text:span><text:span text:style-name="Source_20_Text"><text:span text:style-name="T37">private</text:span></text:span><text:span text:style-name="T40">, which means that they cannot be<text:line-break/>manipulated or viewed outside the class definition. </text:span><text:span text:style-name="T16">This is useful to<text:line-break/>protect the inner workings of your class from manipulation by object<text:line-break/>instances. Consider the following example, which illustrates this by adding<text:line-break/>a new </text:span><text:span text:style-name="Source_20_Text"><text:span text:style-name="T11">private</text:span></text:span><text:span text:style-name="T16"> variable, </text:span><text:span text:style-name="Source_20_Text"><text:span text:style-name="T11">$_lastUnitsConsumed</text:span></text:span><text:span text:style-name="T16">,<text:line-break/>to the </text:span><text:span text:style-name="Source_20_Text"><text:span text:style-name="T11">Bear()</text:span></text:span><text:span text:style-name="T16"> class:</text:span></text:p>
      <text:p text:style-name="P3"><text:span text:style-name="Source_20_Text"><text:span text:style-name="T10"><text:line-break/>&lt;?php<text:line-break/><text:line-break/>// PHP 5</text:span></text:span></text:p>
      <text:p text:style-name="P2"><text:span text:style-name="Source_20_Text"><text:span text:style-name="T12">// class definition<text:line-break/><text:line-break/></text:span></text:span><text:span text:style-name="Source_20_Text"><text:span text:style-name="T13">class Bear {<text:line-break/><text:line-break/>    // define properties<text:line-break/><text:line-break/>    public $name;<text:line-break/><text:line-break/>    public $age;</text:span></text:span></text:p>
      <text:p text:style-name="P2"><text:soft-page-break/><text:span text:style-name="Source_20_Text"><text:span text:style-name="T18">    </text:span></text:span><text:span text:style-name="Source_20_Text"><text:span text:style-name="T12">public </text:span></text:span><text:span text:style-name="Source_20_Text"><text:span text:style-name="T13">$weight;<text:line-break/><text:line-break/>    </text:span></text:span><text:span text:style-name="Source_20_Text"><text:span text:style-name="T36">private $_lastUnitsConsumed;</text:span></text:span></text:p>
      <text:p text:style-name="P2"><text:span text:style-name="Source_20_Text"><text:span text:style-name="T18">    </text:span></text:span><text:span text:style-name="Source_20_Text"><text:span text:style-name="T13">// constructor<text:line-break/><text:line-break/>    public function __construct() {<text:line-break/><text:line-break/>        $this-&gt;age = 0;</text:span></text:span></text:p>
      <text:p text:style-name="P2"><text:span text:style-name="Source_20_Text"><text:span text:style-name="T18">        </text:span></text:span><text:span text:style-name="Source_20_Text"><text:span text:style-name="T13">$this-&gt;weight = 100;<text:line-break/><text:line-break/>        $this-&gt;_lastUnitsConsumed = 0;<text:line-break/><text:line-break/>    }<text:line-break/><text:line-break/>    <text:line-break/><text:line-break/>    // define methods<text:line-break/><text:line-break/>    public function eat($units) {</text:span></text:span></text:p>
      <text:p text:style-name="P2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$this-&gt;name." is eating ".$units." units of food...<text:line-break/>";<text:line-break/><text:line-break/>        $this-&gt;weight += $units;</text:span></text:span></text:p>
      <text:p text:style-name="P2"><text:span text:style-name="Source_20_Text"><text:span text:style-name="T18">        </text:span></text:span><text:span text:style-name="Source_20_Text"><text:span text:style-name="T13">$this-&gt;_lastUnitsConsumed = $units;<text:line-break/><text:line-break/>    }</text:span></text:span></text:p>
      <text:p text:style-name="P2"><text:soft-page-break/><text:span text:style-name="Source_20_Text"><text:span text:style-name="T18">    </text:span></text:span><text:span text:style-name="Source_20_Text"><text:span text:style-name="T12">public function </text:span></text:span><text:span text:style-name="Source_20_Text"><text:span text:style-name="T13">getLastMeal() {<text:line-break/><text:line-break/>        echo "Units consumed in last meal were ".$this-&gt;_lastUnitsConsumed."<text:line-break/>";</text:span></text:span></text:p>
      <text:p text:style-name="P2"><text:span text:style-name="Source_20_Text"><text:span text:style-name="T18">    </text:span></text:span><text:span text:style-name="Source_20_Text"><text:span text:style-name="T12">}<text:line-break/><text:line-break/>}</text:span></text:span></text:p>
      <text:p text:style-name="P3"><text:span text:style-name="Source_20_Text"><text:span text:style-name="T10">?&gt;</text:span></text:span></text:p>
      <text:p text:style-name="P3"><text:span text:style-name="T16">Now, </text:span><text:span text:style-name="T40">since the </text:span><text:span text:style-name="Source_20_Text"><text:span text:style-name="T37">$_lastUnitsConsumed</text:span></text:span><text:span text:style-name="T40"> variable is declared as </text:span><text:span text:style-name="Source_20_Text"><text:span text:style-name="T37">private</text:span></text:span><text:span text:style-name="T40">,<text:line-break/>any attempt to modify it from an object instance will fail. </text:span><text:span text:style-name="T16">Here is an<text:line-break/>example:</text:span></text:p>
      <text:p text:style-name="P3"><text:span text:style-name="Source_20_Text"><text:span text:style-name="T10"><text:line-break/>&lt;?php</text:span></text:span></text:p>
      <text:p text:style-name="P2"><text:span text:style-name="Source_20_Text"><text:span text:style-name="T12">$bob </text:span></text:span><text:span text:style-name="Source_20_Text"><text:span text:style-name="T13">= new Bear;<text:line-break/><text:line-break/>$bob-&gt;name = "Bobby Bear";<text:line-break/><text:line-break/>$bob-&gt;eat(100);</text:span></text:span></text:p>
      <text:p text:style-name="P2"><text:span text:style-name="Source_20_Text"><text:span text:style-name="T13">$bob-&gt;eat(200);<text:line-break/><text:line-break/>echo $bob-&gt;getLastMeal();<text:line-break/><text:line-break/>// the next line will generate a fatal error<text:line-break/><text:line-break/>$bob-&gt;_lastUnitsConsumed = 1000;</text:span></text:span></text:p>
      <text:p text:style-name="P3"><text:soft-page-break/><text:span text:style-name="Source_20_Text"><text:span text:style-name="T10">?&gt;</text:span></text:span></text:p>
      <text:p text:style-name="P3"><text:span text:style-name="T16">In a similar way, class methods can also be marked as </text:span><text:span text:style-name="Source_20_Text"><text:span text:style-name="T11">private</text:span></text:span><text:span text:style-name="T16"> – try<text:line-break/>it out for yourself and see.</text:span></text:p>
      <text:p text:style-name="P5"><text:bookmark text:name="Heading8"/></text:p>
      <text:h text:style-name="P8" text:outline-level="2">Extending Yourself</text:h>
      <text:p text:style-name="P1">Two of the best things about OOP, whether in PHP 4 or in PHP 5, are<text:line-break/>extensibility and inheritance. Very simply, this means that you can<text:line-break/>create a new class based on an existing class, add new features (read:<text:line-break/>properties and methods) to it, and then create objects based on this<text:line-break/>new class. These objects will contain all the features of the original<text:line-break/>parent class, together with the new features of the child class.</text:p>
      <text:p text:style-name="P3"><text:span text:style-name="T16">As an illustration, consider the following </text:span><text:span text:style-name="Source_20_Text"><text:span text:style-name="T11">PolarBear()</text:span></text:span><text:span text:style-name="T16"> class, which<text:line-break/></text:span><text:span text:style-name="T17">extends</text:span><text:span text:style-name="T16"> the </text:span><text:span text:style-name="Source_20_Text"><text:span text:style-name="T11">Bear()</text:span></text:span><text:span text:style-name="T16"> class with a new method.</text:span></text:p>
      <text:p text:style-name="P3"><text:span text:style-name="Source_20_Text"><text:span text:style-name="T10"><text:line-break/>&lt;?php<text:line-break/><text:line-break/>// PHP 5</text:span></text:span></text:p>
      <text:p text:style-name="P2"><text:span text:style-name="Source_20_Text"><text:span text:style-name="T12">// class definition<text:line-break/><text:line-break/></text:span></text:span><text:span text:style-name="Source_20_Text"><text:span text:style-name="T36">class Bear {</text:span></text:span><text:span text:style-name="Source_20_Text"><text:span text:style-name="T13"><text:line-break/><text:line-break/>    // define properties<text:line-break/><text:line-break/>    public $name;<text:line-break/><text:line-break/></text:span></text:span><text:soft-page-break/><text:span text:style-name="Source_20_Text"><text:span text:style-name="T13">    public $weight;<text:line-break/><text:line-break/>    public $age;<text:line-break/><text:line-break/>    public $sex;</text:span></text:span></text:p>
      <text:p text:style-name="P2"><text:span text:style-name="Source_20_Text"><text:span text:style-name="T18">    </text:span></text:span><text:span text:style-name="Source_20_Text"><text:span text:style-name="T12">public </text:span></text:span><text:span text:style-name="Source_20_Text"><text:span text:style-name="T13">$colour;</text:span></text:span></text:p>
      <text:p text:style-name="P2"><text:span text:style-name="Source_20_Text"><text:span text:style-name="T18">    </text:span></text:span><text:span text:style-name="Source_20_Text"><text:span text:style-name="T13">// constructor<text:line-break/><text:line-break/>    public function __construct() {<text:line-break/><text:line-break/>        $this-&gt;age = 0;<text:line-break/><text:line-break/>        $this-&gt;weight = 100;</text:span></text:span></text:p>
      <text:p text:style-name="P2"><text:span text:style-name="Source_20_Text"><text:span text:style-name="T18">    </text:span></text:span><text:span text:style-name="Source_20_Text"><text:span text:style-name="T12">}</text:span></text:span></text:p>
      <text:p text:style-name="P2"><text:span text:style-name="Source_20_Text"><text:span text:style-name="T18">    </text:span></text:span><text:span text:style-name="Source_20_Text"><text:span text:style-name="T13">// define methods<text:line-break/><text:line-break/>    public function eat($units) {<text:line-break/><text:line-break/>        echo $this-&gt;name." is eating ".$units." units of food...<text:line-break/>";</text:span></text:span></text:p>
      <text:p text:style-name="P2"><text:span text:style-name="Source_20_Text"><text:span text:style-name="T18">        </text:span></text:span><text:span text:style-name="Source_20_Text"><text:span text:style-name="T13">$this-&gt;weight += $units;<text:line-break/><text:line-break/>    }</text:span></text:span></text:p>
      <text:p text:style-name="P2"><text:span text:style-name="Source_20_Text"><text:span text:style-name="T18">    </text:span></text:span><text:span text:style-name="Source_20_Text"><text:span text:style-name="T12">public function </text:span></text:span><text:span text:style-name="Source_20_Text"><text:span text:style-name="T13">run() {<text:line-break/><text:line-break/>        echo $this-&gt;name." is running...<text:line-break/></text:span></text:span><text:soft-page-break/><text:span text:style-name="Source_20_Text"><text:span text:style-name="T13">";</text:span></text:span></text:p>
      <text:p text:style-name="P2"><text:span text:style-name="Source_20_Text"><text:span text:style-name="T18">    </text:span></text:span><text:span text:style-name="Source_20_Text"><text:span text:style-name="T12">}</text:span></text:span></text:p>
      <text:p text:style-name="P2"><text:span text:style-name="Source_20_Text"><text:span text:style-name="T18">    </text:span></text:span><text:span text:style-name="Source_20_Text"><text:span text:style-name="T12">public function </text:span></text:span><text:span text:style-name="Source_20_Text"><text:span text:style-name="T13">kill() {<text:line-break/><text:line-break/>        echo $this-&gt;name." is killing prey...<text:line-break/>";<text:line-break/><text:line-break/>    }</text:span></text:span></text:p>
      <text:p text:style-name="P2"><text:span text:style-name="Source_20_Text"><text:span text:style-name="T18">    </text:span></text:span><text:span text:style-name="Source_20_Text"><text:span text:style-name="T12">public function </text:span></text:span><text:span text:style-name="Source_20_Text"><text:span text:style-name="T13">sleep() {</text:span></text:span></text:p>
      <text:p text:style-name="P2"><text:span text:style-name="Source_20_Text"><text:span text:style-name="T18">        </text:span></text:span><text:span text:style-name="Source_20_Text"><text:span text:style-name="T12">echo </text:span></text:span><text:span text:style-name="Source_20_Text"><text:span text:style-name="T13">$this-&gt;name." is sleeping...<text:line-break/>";<text:line-break/><text:line-break/>    }<text:line-break/><text:line-break/>}</text:span></text:span></text:p>
      <text:p text:style-name="P2"><text:span text:style-name="Source_20_Text"><text:span text:style-name="T13">// extended class definition<text:line-break/><text:line-break/></text:span></text:span><text:span text:style-name="Source_20_Text"><text:span text:style-name="T36">class PolarBear extends Bear {</text:span></text:span></text:p>
      <text:p text:style-name="P2"><text:span text:style-name="Source_20_Text"><text:span text:style-name="T18">    </text:span></text:span><text:span text:style-name="Source_20_Text"><text:span text:style-name="T13">// constructor<text:line-break/><text:line-break/>   </text:span></text:span><text:span text:style-name="Source_20_Text"><text:span text:style-name="T36"> public function __construct() {</text:span></text:span><text:span text:style-name="Source_20_Text"><text:span text:style-name="T13"><text:line-break/><text:line-break/>        </text:span></text:span><text:span text:style-name="Source_20_Text"><text:span text:style-name="T36">parent::__construct();</text:span></text:span><text:span text:style-name="Source_20_Text"><text:span text:style-name="T13"><text:line-break/><text:line-break/>        </text:span></text:span><text:span text:style-name="Source_20_Text"><text:span text:style-name="T36">$this-&gt;colour = "white";</text:span></text:span><text:span text:style-name="Source_20_Text"><text:span text:style-name="T13"><text:line-break/><text:line-break/></text:span></text:span><text:soft-page-break/><text:span text:style-name="Source_20_Text"><text:span text:style-name="T13">        $this-&gt;weight = 600;</text:span></text:span></text:p>
      <text:p text:style-name="P2"><text:span text:style-name="Source_20_Text"><text:span text:style-name="T18">    </text:span></text:span><text:span text:style-name="Source_20_Text"><text:span text:style-name="T12">}</text:span></text:span></text:p>
      <text:p text:style-name="P2"><text:span text:style-name="Source_20_Text"><text:span text:style-name="T18">    </text:span></text:span><text:span text:style-name="Source_20_Text"><text:span text:style-name="T13">// define methods<text:line-break/><text:line-break/>    public function swim() {<text:line-break/><text:line-break/>        echo $this-&gt;name." is swimming...<text:line-break/>";<text:line-break/><text:line-break/>    }<text:line-break/><text:line-break/>}</text:span></text:span></text:p>
      <text:p text:style-name="P2"><text:span text:style-name="Source_20_Text"><text:span text:style-name="T13">?&gt;</text:span></text:span></text:p>
      <text:p text:style-name="P3"><text:span text:style-name="Source_20_Text"><text:span text:style-name="T43"/></text:span></text:p>
      <text:p text:style-name="P3"><text:span text:style-name="T16">The </text:span><text:span text:style-name="Source_20_Text"><text:span text:style-name="T11">extends</text:span></text:span><text:span text:style-name="T16"> keyword is used to extend a parent class to a child<text:line-break/>class. </text:span><text:span text:style-name="T40">All the functions and variables of the parent class immediately<text:line-break/>become available to the child class.</text:span><text:span text:style-name="T16"> This is clearly visible in the<text:line-break/>following code snippet:</text:span></text:p>
      <text:p text:style-name="P3"><text:span text:style-name="Source_20_Text"><text:span text:style-name="T10"><text:line-break/>&lt;?php</text:span></text:span></text:p>
      <text:p text:style-name="P2"><text:span text:style-name="Source_20_Text"><text:span text:style-name="T13">// create instance of Bear()<text:line-break/><text:line-break/>$tom = new Bear;</text:span></text:span></text:p>
      <text:p text:style-name="P2"><text:span text:style-name="Source_20_Text"><text:span text:style-name="T13">$tom-&gt;name = "Tommy Bear";</text:span></text:span></text:p>
      <text:p text:style-name="P2"><text:span text:style-name="Source_20_Text"><text:span text:style-name="T13">// create instance of PolarBear()<text:line-break/><text:line-break/></text:span></text:span><text:soft-page-break/><text:span text:style-name="Source_20_Text"><text:span text:style-name="T13">$bob = new PolarBear;<text:line-break/><text:line-break/>$bob-&gt;name = "Bobby Bear";</text:span></text:span></text:p>
      <text:p text:style-name="P2"><text:span text:style-name="Source_20_Text"><text:span text:style-name="T13">// $bob can use all the methods of Bear() and PolarBear()<text:line-break/><text:line-break/>$bob-&gt;run();<text:line-break/><text:line-break/>$bob-&gt;kill();<text:line-break/><text:line-break/>$bob-&gt;swim();</text:span></text:span></text:p>
      <text:p text:style-name="P2"><text:span text:style-name="Source_20_Text"><text:span text:style-name="T13">// $tom can use all the methods of Bear() but not PolarBear()<text:line-break/><text:line-break/>$tom-&gt;run();</text:span></text:span></text:p>
      <text:p text:style-name="P2"><text:span text:style-name="Source_20_Text"><text:span text:style-name="T13">$tom-&gt;kill();<text:line-break/><text:line-break/>$tom-&gt;swim();</text:span></text:span></text:p>
      <text:p text:style-name="P3"><text:span text:style-name="Source_20_Text"><text:span text:style-name="T10">?&gt;</text:span></text:span></text:p>
      <text:p text:style-name="P3"><text:span text:style-name="T16">In this case, the final call to </text:span><text:span text:style-name="Source_20_Text"><text:span text:style-name="T11">$tom-&gt;swim()</text:span></text:span><text:span text:style-name="T16"> will fail and cause<text:line-break/>an error, because the </text:span><text:span text:style-name="Source_20_Text"><text:span text:style-name="T11">Bear()</text:span></text:span><text:span text:style-name="T16"> class does not contain a </text:span><text:span text:style-name="Source_20_Text"><text:span text:style-name="T11">swim()</text:span></text:span><text:span text:style-name="T16"> method.<text:line-break/>However, none of the calls to </text:span><text:span text:style-name="Source_20_Text"><text:span text:style-name="T11">$bob-&gt;run()</text:span></text:span><text:span text:style-name="T16"> or </text:span><text:span text:style-name="Source_20_Text"><text:span text:style-name="T11">$bob-&gt;kill()</text:span></text:span><text:span text:style-name="T16"> will<text:line-break/>fail, because as a child of the </text:span><text:span text:style-name="Source_20_Text"><text:span text:style-name="T11">Bear()</text:span></text:span><text:span text:style-name="T16"> class, </text:span><text:span text:style-name="Source_20_Text"><text:span text:style-name="T11">PolarBear()</text:span></text:span><text:span text:style-name="T16"> inherits all<text:line-break/>the methods and properties of its parent.</text:span></text:p>
      <text:p text:style-name="P3"><text:span text:style-name="T40">Note how the parent class constructor has been called in the<text:line-break/></text:span><text:span text:style-name="Source_20_Text"><text:span text:style-name="T37">PolarBear()</text:span></text:span><text:span text:style-name="T40"> child class constructor – it’s a good idea to do this so<text:line-break/>that all necessary initialization of the parent class is carried out when a</text:span><text:span text:style-name="T16"><text:line-break/></text:span><text:soft-page-break/><text:span text:style-name="T40">child class is instantiated. Child-specific initialization can then be<text:line-break/>done in the child class constructor. Only if a child class does not<text:line-break/>have a constructor, is the parent class constructor automatically called.</text:span></text:p>
      <text:p text:style-name="P3"><text:span text:style-name="T16">You can do this in PHP 4, too. Here’s a PHP 4 version of the </text:span><text:span text:style-name="Source_20_Text"><text:span text:style-name="T11">PolarBear</text:span></text:span><text:span text:style-name="T16"><text:line-break/>class definition:</text:span></text:p>
      <text:p text:style-name="P3"><text:span text:style-name="Source_20_Text"><text:span text:style-name="T10"><text:line-break/>&lt;?php<text:line-break/><text:line-break/>// PHP 4</text:span></text:span></text:p>
      <text:p text:style-name="P2"><text:span text:style-name="Source_20_Text"><text:span text:style-name="T12">// extended class definition<text:line-break/><text:line-break/></text:span></text:span><text:span text:style-name="Source_20_Text"><text:span text:style-name="T13">class PolarBear extends Bear {</text:span></text:span></text:p>
      <text:p text:style-name="P2"><text:span text:style-name="Source_20_Text"><text:span text:style-name="T18">    </text:span></text:span><text:span text:style-name="Source_20_Text"><text:span text:style-name="T13">// constructor<text:line-break/><text:line-break/>    function PolarBear() {<text:line-break/><text:line-break/>        parent::Bear();<text:line-break/><text:line-break/>        $this-&gt;colour = "white";</text:span></text:span></text:p>
      <text:p text:style-name="P2"><text:span text:style-name="Source_20_Text"><text:span text:style-name="T18">        </text:span></text:span><text:span text:style-name="Source_20_Text"><text:span text:style-name="T13">$this-&gt;weight = 600;<text:line-break/><text:line-break/>    }</text:span></text:span></text:p>
      <text:p text:style-name="P2"><text:span text:style-name="Source_20_Text"><text:span text:style-name="T18">    </text:span></text:span><text:span text:style-name="Source_20_Text"><text:span text:style-name="T13">// define methods<text:line-break/><text:line-break/>    function swim() {<text:line-break/></text:span></text:span><text:soft-page-break/><text:span text:style-name="Source_20_Text"><text:span text:style-name="T13"><text:line-break/>        echo $this-&gt;name." is swimming...<text:line-break/>";</text:span></text:span></text:p>
      <text:p text:style-name="P2"><text:span text:style-name="Source_20_Text"><text:span text:style-name="T18">    </text:span></text:span><text:span text:style-name="Source_20_Text"><text:span text:style-name="T12">}<text:line-break/><text:line-break/>}</text:span></text:span></text:p>
      <text:p text:style-name="P3"><text:span text:style-name="Source_20_Text"><text:span text:style-name="T10">?&gt;</text:span></text:span></text:p>
      <text:p text:style-name="P3"><text:span text:style-name="T40">To prevent a class or its methods from being inherited, use the<text:line-break/></text:span><text:span text:style-name="T42">final</text:span><text:span text:style-name="T40"> keyword before the class or method name</text:span><text:span text:style-name="T16"> (this is new in PHP 5<text:line-break/>and will not work in older versions of PHP). Here’s an example, which<text:line-break/>renders the </text:span><text:span text:style-name="Source_20_Text"><text:span text:style-name="T11">Bear()</text:span></text:span><text:span text:style-name="T16"> class un-inheritable (if that’s actually a<text:line-break/>word):</text:span></text:p>
      <text:p text:style-name="P3"><text:span text:style-name="Source_20_Text"><text:span text:style-name="T10"><text:line-break/>&lt;?php<text:line-break/><text:line-break/>// PHP 5</text:span></text:span></text:p>
      <text:p text:style-name="P2"><text:span text:style-name="Source_20_Text"><text:span text:style-name="T12">// class definition<text:line-break/><text:line-break/></text:span></text:span><text:span text:style-name="Source_20_Text"><text:span text:style-name="T36">final class Bear {</text:span></text:span><text:span text:style-name="Source_20_Text"><text:span text:style-name="T13"><text:line-break/><text:line-break/>    // define properties</text:span></text:span></text:p>
      <text:p text:style-name="P2"><text:span text:style-name="Source_20_Text"><text:span text:style-name="T18">    </text:span></text:span><text:span text:style-name="Source_20_Text"><text:span text:style-name="T12">// define methods<text:line-break/><text:line-break/></text:span></text:span><text:span text:style-name="Source_20_Text"><text:span text:style-name="T13">}</text:span></text:span></text:p>
      <text:p text:style-name="P2"><text:soft-page-break/><text:span text:style-name="Source_20_Text"><text:span text:style-name="T13">// extended class definition<text:line-break/><text:line-break/>// this will fail because Bear() cannot be extended<text:line-break/><text:line-break/>class PolarBear extends Bear {</text:span></text:span></text:p>
      <text:p text:style-name="P2"><text:span text:style-name="Source_20_Text"><text:span text:style-name="T18">        </text:span></text:span><text:span text:style-name="Source_20_Text"><text:span text:style-name="T13">// define methods<text:line-break/><text:line-break/>}</text:span></text:span></text:p>
      <text:p text:style-name="P2"><text:span text:style-name="Source_20_Text"><text:span text:style-name="T13">// create instance of PolarBear()<text:line-break/><text:line-break/>// this will fail because Bear() could not be extended<text:line-break/><text:line-break/>$bob = new PolarBear;<text:line-break/><text:line-break/>$bob-&gt;name = "Bobby Bear";<text:line-break/><text:line-break/>echo $bob-&gt;weight;</text:span></text:span></text:p>
      <text:p text:style-name="P3"><text:span text:style-name="Source_20_Text"><text:span text:style-name="T10">?&gt;</text:span></text:span></text:p>
      <text:p text:style-name="P2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aco, 'Lucida Console', monospace"/>
    <style:font-face style:name="Monaco" svg:font-family="Monaco, MonacoRegular, 'Courier New', monospace"/>
    <style:font-face style:name="Open Sans" svg:font-family="'Open Sans', Arial, Verdana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2:29:09.627485119</meta:creation-date>
    <meta:generator>LibreOffice/4.2.8.2$Linux_X86_64 LibreOffice_project/420m0$Build-2</meta:generator>
    <dc:date>2016-08-20T23:51:57.877175698</dc:date>
    <meta:editing-duration>PT36M12S</meta:editing-duration>
    <meta:editing-cycles>10</meta:editing-cycles>
    <meta:document-statistic meta:table-count="2" meta:image-count="0" meta:object-count="0" meta:page-count="30" meta:paragraph-count="215" meta:word-count="2839" meta:character-count="17743" meta:non-whitespace-character-count="14135"/>
  </office:meta>
</office:document-meta>
</file>